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solid" draw:stroke-dash="Dashed_20__28_var_29__20_4" svg:stroke-width="0.081cm" svg:stroke-color="#3465a4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9.77cm" fo:min-width="9.154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" style:family="graphic" style:parent-style-name="standard" style:list-style-name="L2">
      <style:graphic-properties draw:stroke="solid" draw:stroke-dash="Dashed_20__28_var_29__20_4" svg:stroke-width="0.081cm" svg:stroke-color="#3465a4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draw:auto-grow-height="false" fo:min-height="1.575cm" fo:min-width="9.75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solid" draw:stroke-dash="Dashed_20__28_var_29__20_4" svg:stroke-width="0.081cm" svg:stroke-color="#3465a4" draw:marker-start="" draw:marker-start-width="0.321cm" draw:marker-start-center="false" draw:marker-end="" draw:marker-end-width="0.321cm" draw:marker-end-center="false" draw:fill="solid" draw:fill-color="#ffffff" draw:textarea-horizontal-align="justify" draw:textarea-vertical-align="middle" draw:auto-grow-height="false" fo:min-height="9.75cm" fo:min-width="9.599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solid" draw:stroke-dash="Dashed_20__28_var_29__20_4" svg:stroke-width="0.081cm" svg:stroke-color="#3465a4" draw:marker-start="" draw:marker-start-width="0.321cm" draw:marker-start-center="false" draw:marker-end="" draw:marker-end-width="0.321cm" draw:marker-end-center="false" draw:fill="solid" draw:fill-color="#729fcf" draw:textarea-horizontal-align="justify" draw:textarea-vertical-align="middle" draw:auto-grow-height="false" fo:min-height="1.61cm" fo:min-width="10.215cm" fo:padding-top="0.165cm" fo:padding-bottom="0.165cm" fo:padding-left="0.29cm" fo:padding-right="0.29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3.177cm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afd095" draw:textarea-horizontal-align="justify" draw:textarea-vertical-align="middle" draw:auto-grow-height="false" fo:min-height="1.115cm" fo:min-width="3.3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7d1d5" draw:textarea-horizontal-align="justify" draw:textarea-vertical-align="middle" draw:auto-grow-height="false" fo:min-height="1.115cm" fo:min-width="3.25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7d1d5" draw:textarea-horizontal-align="justify" draw:textarea-vertical-align="middle" draw:auto-grow-height="false" fo:min-height="1.115cm" fo:min-width="3.3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5cm" fo:min-width="3.3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dbb6" draw:textarea-horizontal-align="justify" draw:textarea-vertical-align="middle" draw:auto-grow-height="false" fo:min-height="1.115cm" fo:min-width="3.31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fdbb6" draw:textarea-horizontal-align="justify" draw:textarea-vertical-align="middle" draw:auto-grow-height="false" fo:min-height="1.115cm" fo:min-width="3.31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5cm" fo:min-width="3.31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4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5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16" style:family="graphic" style:parent-style-name="standard">
      <style:graphic-properties draw:stroke="none" svg:stroke-color="#000000" draw:fill="none" draw:fill-color="#afd095" draw:textarea-horizontal-align="left" draw:auto-grow-height="true" draw:auto-grow-width="true" fo:min-height="1.025cm" fo:min-width="1.336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2.999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1.285cm" loext:decorative="false"/>
      <style:paragraph-properties style:writing-mode="lr-tb"/>
    </style:style>
    <style:style style:name="gr19" style:family="graphic" style:parent-style-name="objectwithoutfill">
      <style:graphic-properties draw:marker-end="Arrowheads_20_10" draw:marker-end-width="0.3cm" draw:fill="none" draw:fill-color="#cccccc" draw:textarea-vertical-align="middle" loext:decorative="false"/>
    </style:style>
    <style:style style:name="gr20" style:family="graphic" style:parent-style-name="objectwithoutfill">
      <style:graphic-properties draw:marker-end="Arrowheads_20_11" draw:marker-end-width="0.3cm" draw:fill="none" draw:fill-color="#cccccc" draw:textarea-vertical-align="middle" loext:decorative="false"/>
    </style:style>
    <style:style style:name="gr21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  <style:paragraph-properties style:writing-mode="lr-tb"/>
    </style:style>
    <style:style style:name="gr2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  <style:paragraph-properties style:writing-mode="lr-tb"/>
    </style:style>
    <style:style style:name="gr23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3.306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134cm" loext:decorative="false"/>
      <style:paragraph-properties style:writing-mode="lr-tb"/>
    </style:style>
    <style:style style:name="gr26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f7d1d5" draw:textarea-horizontal-align="justify" draw:textarea-vertical-align="middle" draw:auto-grow-height="false" fo:min-height="1.115cm" fo:min-width="3.257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8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29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Arrowheads_20_8" draw:marker-end-width="0.3cm" draw:marker-end-center="false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0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5cm" fo:min-width="3.31cm" fo:padding-top="0.125cm" fo:padding-bottom="0.125cm" fo:padding-left="0.25cm" fo:padding-right="0.2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stroke="dash" draw:stroke-dash="Long_20_Dot" svg:stroke-width="0.03cm" svg:stroke-color="#000000" draw:marker-start="" draw:marker-start-width="0.2cm" draw:marker-start-center="false" draw:marker-end="Arrowheads_20_8" draw:marker-end-width="0.3cm" draw:marker-end-center="false" svg:stroke-linecap="butt" draw:fill="none" draw:fill-color="#ffffff" draw:textarea-horizontal-align="justify" fo:padding-top="0.125cm" fo:padding-bottom="0.125cm" fo:padding-left="0.25cm" fo:padding-right="0.25cm" fo:wrap-option="no-wrap" draw:shadow="hidden" draw:shadow-offset-x="0.03cm" draw:shadow-offset-y="0.03cm" draw:shadow-color="#808080" draw:start-line-spacing-horizontal="0.25cm" draw:start-line-spacing-vertical="0.25cm" draw:end-line-spacing-horizontal="0.25cm" draw:end-line-spacing-vertical="0.25cm" loext:decorative="false"/>
    </style:style>
    <style:style style:name="gr32" style:family="graphic" style:parent-style-name="standard" style:list-style-name="L2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draw:textarea-vertical-align="middle" fo:padding-top="0.125cm" fo:padding-bottom="0.125cm" fo:padding-left="0.25cm" fo:padding-right="0.25cm" fo:wrap-option="wrap" draw:shadow="hidden" draw:shadow-offset-x="0.05cm" draw:shadow-offset-y="0.05cm" draw:shadow-color="#3465a4" loext:decorative="false"/>
      <style:paragraph-properties style:writing-mode="lr-tb"/>
    </style:style>
    <style:style style:name="gr33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3465a4" loext:opacity="100%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Liberation Sans" fo:font-size="44pt" fo:language="en" fo:country="US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solid" draw:fill-color="#afd095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="solid" draw:fill-color="#f7d1d5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8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="solid" draw:fill-color="#ffdbb6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afd095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 draw:fill-color="#cccccc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text-align="center"/>
      <style:text-properties fo:font-style="italic" style:font-style-asian="italic" style:font-style-complex="italic"/>
    </style:style>
    <style:style style:name="P18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19" style:family="paragraph">
      <loext:graphic-properties draw:fill-color="#ffffff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en" fo:country="US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Mangal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33cm" svg:height="10.696cm" svg:x="1.1cm" svg:y="1.2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0.33cm" svg:height="1.905cm" svg:x="1.1cm" svg:y="12.7cm">
          <text:p text:style-name="P2"><text:span text:style-name="T1">客</text:span><text:span text:style-name="T1">户</text:span><text:span text:style-name="T1">端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795cm" svg:height="10.696cm" svg:x="15.875cm" svg:y="1.2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128.83873732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0.795cm" svg:height="1.94cm" svg:x="15.875cm" svg:y="12.7cm">
          <text:p text:style-name="P2"><text:span text:style-name="T1">服务端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677cm" svg:height="1.17cm" svg:x="1.975cm" svg:y="1.335cm">
          <draw:text-box>
            <text:p>客户端状态</text:p>
          </draw:text-box>
        </draw:frame>
        <draw:frame draw:style-name="gr5" draw:text-style-name="P4" draw:layer="layout" svg:width="3.677cm" svg:height="1.17cm" svg:x="22.155cm" svg:y="1.37cm">
          <draw:text-box>
            <text:p>服务端状态</text:p>
          </draw:text-box>
        </draw:frame>
        <draw:custom-shape draw:name="Process" draw:style-name="gr6" draw:text-style-name="P6" xml:id="id2" draw:id="id2" draw:layer="layout" svg:width="3.81cm" svg:height="1.365cm" svg:x="1.905cm" svg:y="2.48cm">
          <text:p text:style-name="P5"><text:span text:style-name="T2">ESTABLISH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1" draw:style-name="gr7" draw:text-style-name="P7" xml:id="id3" draw:id="id3" draw:layer="layout" svg:width="3.757cm" svg:height="1.365cm" svg:x="1.933cm" svg:y="4.346cm">
          <text:p text:style-name="P5"><text:span text:style-name="T2">FIN-WAIT-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2" draw:style-name="gr8" draw:text-style-name="P7" draw:layer="layout" svg:width="3.81cm" svg:height="1.365cm" svg:x="1.905cm" svg:y="8.095cm">
          <text:p text:style-name="P5"><text:span text:style-name="T2">TIME-WAI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3" draw:style-name="gr9" draw:text-style-name="P8" draw:layer="layout" svg:width="3.81cm" svg:height="1.365cm" svg:x="22.225cm" svg:y="3.08cm">
          <text:p text:style-name="P5"><text:span text:style-name="T2">ESTABLISH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4" draw:style-name="gr10" draw:text-style-name="P9" xml:id="id1" draw:id="id1" draw:layer="layout" svg:width="3.811cm" svg:height="1.365cm" svg:x="22.225cm" svg:y="5.381cm">
          <text:p text:style-name="P5"><text:span text:style-name="T2">CLOSED-WAI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5" draw:style-name="gr11" draw:text-style-name="P9" draw:layer="layout" svg:width="3.811cm" svg:height="1.365cm" svg:x="22.225cm" svg:y="7.681cm">
          <text:p text:style-name="P5"><text:span text:style-name="T2">LAST-AC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name="Process 6" draw:style-name="gr12" draw:text-style-name="P8" draw:layer="layout" svg:width="3.811cm" svg:height="1.365cm" svg:x="22.225cm" svg:y="9.881cm">
          <text:p text:style-name="P5"><text:span text:style-name="T2">CLOS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2" draw:style-name="gr13" draw:text-style-name="P10" draw:layer="layout" svg:x1="24.124cm" svg:y1="4.438cm" svg:x2="24.131cm" svg:y2="5.381cm" draw:end-shape="id1" draw:end-glue-point="4" svg:d="M24124 4438v339h7v604" svg:viewBox="0 0 8 944">
          <text:p/>
        </draw:connector>
        <draw:connector draw:name="Connector 3" draw:style-name="gr14" draw:text-style-name="P10" draw:layer="layout" svg:x1="24.128cm" svg:y1="6.731cm" svg:x2="24.135cm" svg:y2="7.574cm" svg:d="M24128 6731v289h7v554" svg:viewBox="0 0 8 844">
          <text:p/>
        </draw:connector>
        <draw:connector draw:name="Connector 4" draw:style-name="gr15" draw:text-style-name="P10" draw:layer="layout" svg:x1="24.128cm" svg:y1="9.031cm" svg:x2="24.135cm" svg:y2="9.874cm" svg:d="M24128 9031v289h7v554" svg:viewBox="0 0 8 844">
          <text:p/>
        </draw:connector>
        <draw:frame draw:style-name="gr16" draw:text-style-name="P12" draw:layer="layout" svg:width="1.836cm" svg:height="1.275cm" draw:transform="rotate (-0.261799387799149) translate (12.97cm 3.063cm)">
          <draw:text-box>
            <text:p text:style-name="P11"><text:span text:style-name="T3">FIN</text:span></text:p>
          </draw:text-box>
        </draw:frame>
        <draw:frame draw:style-name="gr17" draw:text-style-name="P13" draw:layer="layout" svg:width="3.499cm" svg:height="1.275cm" draw:transform="rotate (0.261799387799149) translate (12.802cm 5.074cm)">
          <draw:text-box>
            <text:p text:style-name="P11"><text:span text:style-name="T3">ACK</text:span></text:p>
          </draw:text-box>
        </draw:frame>
        <draw:frame draw:style-name="gr18" draw:text-style-name="P13" draw:layer="layout" svg:width="1.785cm" svg:height="1.275cm" draw:transform="rotate (-0.261799387799149) translate (13.088cm 8.899cm)">
          <draw:text-box>
            <text:p text:style-name="P11"><text:span text:style-name="T3">ACK</text:span></text:p>
          </draw:text-box>
        </draw:frame>
        <draw:line draw:style-name="gr19" draw:text-style-name="P14" draw:layer="layout" svg:x1="12.065cm" svg:y1="3.389cm" svg:x2="15.288cm" svg:y2="4.327cm">
          <text:p/>
        </draw:line>
        <draw:line draw:style-name="gr20" draw:text-style-name="P14" draw:layer="layout" svg:x1="15.22cm" svg:y1="5.253cm" svg:x2="11.99cm" svg:y2="5.839cm">
          <text:p/>
        </draw:line>
        <draw:path draw:name="start-event-none" draw:style-name="gr21" draw:text-style-name="P16" draw:layer="layout" svg:width="1cm" svg:height="1cm" svg:x="11.845cm" svg:y="2.388cm" svg:viewBox="0 0 1001 1001" svg:d="M1001 500c0-276-225-500-502-500-276 0-499 224-499 500s223 501 499 501c277 0 502-225 502-501z">
          <svg:title>start-event-none</svg:title>
          <text:p text:style-name="P15"><text:span text:style-name="T4">1</text:span></text:p>
        </draw:path>
        <draw:path draw:name="start-event-none 1" draw:style-name="gr22" draw:text-style-name="P16" draw:layer="layout" svg:width="1cm" svg:height="1cm" svg:x="11.846cm" svg:y="4.489cm" svg:viewBox="0 0 1001 1001" svg:d="M1001 500c0-276-225-500-502-500-276 0-499 224-499 500s223 501 499 501c277 0 502-225 502-501z">
          <svg:title>start-event-none</svg:title>
          <text:p text:style-name="P15"><text:span text:style-name="T4">2</text:span></text:p>
        </draw:path>
        <draw:path draw:name="start-event-none 2" draw:style-name="gr23" draw:text-style-name="P16" draw:layer="layout" svg:width="1cm" svg:height="1cm" svg:x="11.847cm" svg:y="8.39cm" svg:viewBox="0 0 1001 1001" svg:d="M1001 500c0-276-225-500-502-500-276 0-499 224-499 500s223 501 499 501c277 0 502-225 502-501z">
          <svg:title>start-event-none</svg:title>
          <text:p text:style-name="P15"><text:span text:style-name="T4">4</text:span></text:p>
        </draw:path>
        <draw:frame draw:style-name="gr24" draw:text-style-name="P13" draw:layer="layout" svg:width="3.806cm" svg:height="1.691cm" svg:x="8.689cm" svg:y="7.52cm">
          <draw:text-box>
            <text:p text:style-name="P11"><text:span text:style-name="T5">收到</text:span><text:span text:style-name="T5">FIN</text:span></text:p>
            <text:p text:style-name="P11"><text:span text:style-name="T5">发送</text:span><text:span text:style-name="T5">ACK</text:span></text:p>
          </draw:text-box>
        </draw:frame>
        <draw:frame draw:style-name="gr25" draw:text-style-name="P13" draw:layer="layout" svg:width="4.414cm" svg:height="1.691cm" svg:x="6.989cm" svg:y="2.321cm">
          <draw:text-box>
            <text:p text:style-name="P11"><text:span text:style-name="T5">APP</text:span><text:span text:style-name="T5">发送关闭的</text:span></text:p>
            <text:p text:style-name="P11"><text:span text:style-name="T5">信号后，发送</text:span><text:span text:style-name="T5">FIN</text:span></text:p>
          </draw:text-box>
        </draw:frame>
        <draw:frame draw:style-name="gr24" draw:text-style-name="P13" draw:layer="layout" svg:width="3.806cm" svg:height="2.411cm" svg:x="15.889cm" svg:y="3.721cm">
          <draw:text-box>
            <text:p text:style-name="P11"><text:span text:style-name="T5">收到</text:span><text:span text:style-name="T5">SYN</text:span></text:p>
            <text:p text:style-name="P11"><text:span text:style-name="T5">发送</text:span><text:span text:style-name="T5">ACK</text:span></text:p>
            <text:p text:style-name="P11"><text:span text:style-name="T5">告知</text:span><text:span text:style-name="T5">APP</text:span><text:span text:style-name="T5">关闭</text:span></text:p>
          </draw:text-box>
        </draw:frame>
        <draw:frame draw:style-name="gr25" draw:text-style-name="P13" draw:layer="layout" svg:width="2.653cm" svg:height="0.971cm" svg:x="16.089cm" svg:y="9.722cm">
          <draw:text-box>
            <text:p text:style-name="P11"><text:span text:style-name="T5">收到</text:span><text:span text:style-name="T5">ACK</text:span></text:p>
          </draw:text-box>
        </draw:frame>
        <draw:frame draw:style-name="gr25" draw:text-style-name="P13" draw:layer="layout" svg:width="2.653cm" svg:height="0.971cm" svg:x="8.589cm" svg:y="5.422cm">
          <draw:text-box>
            <text:p text:style-name="P11"><text:span text:style-name="T5">收到</text:span><text:span text:style-name="T5">ACK</text:span></text:p>
          </draw:text-box>
        </draw:frame>
        <draw:frame draw:style-name="gr25" draw:text-style-name="P13" draw:layer="layout" svg:width="3.585cm" svg:height="1.691cm" svg:x="15.989cm" svg:y="6.723cm">
          <draw:text-box>
            <text:p text:style-name="P11"><text:span text:style-name="T5">APP</text:span><text:span text:style-name="T5">准备好关闭，发送</text:span><text:span text:style-name="T5">FIN</text:span></text:p>
          </draw:text-box>
        </draw:frame>
        <draw:custom-shape draw:name="Process 7" draw:style-name="gr26" draw:text-style-name="P7" draw:layer="layout" svg:width="3.757cm" svg:height="1.365cm" svg:x="1.958cm" svg:y="6.199cm">
          <text:p text:style-name="P5"><text:span text:style-name="T2">FIN-WAIT-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" draw:style-name="gr27" draw:text-style-name="P10" draw:layer="layout" svg:x1="3.81cm" svg:y1="3.845cm" svg:x2="3.812cm" svg:y2="4.346cm" draw:start-shape="id2" draw:start-glue-point="6" draw:end-shape="id3" draw:end-glue-point="4" svg:d="M3810 3845v251h2v250" svg:viewBox="0 0 3 502">
          <text:p/>
        </draw:connector>
        <draw:connector draw:name="Connector 1" draw:style-name="gr28" draw:text-style-name="P10" draw:layer="layout" svg:x1="3.809cm" svg:y1="5.715cm" svg:x2="3.811cm" svg:y2="6.216cm" svg:d="M3809 5715v251h2v250" svg:viewBox="0 0 3 502">
          <text:p/>
        </draw:connector>
        <draw:connector draw:name="Connector 5" draw:style-name="gr29" draw:text-style-name="P10" draw:layer="layout" svg:x1="3.81cm" svg:y1="7.564cm" svg:x2="3.812cm" svg:y2="8.065cm" svg:d="M3810 7564v251h2v250" svg:viewBox="0 0 3 502">
          <text:p/>
        </draw:connector>
        <draw:custom-shape draw:name="Process 8" draw:style-name="gr30" draw:text-style-name="P8" xml:id="id4" draw:id="id4" draw:layer="layout" svg:width="3.81cm" svg:height="1.365cm" svg:x="1.906cm" svg:y="10.196cm">
          <text:p text:style-name="P5"><text:span text:style-name="T2">CLOSE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name="Connector 6" draw:style-name="gr31" draw:text-style-name="P10" draw:layer="layout" svg:x1="3.809cm" svg:y1="9.457cm" svg:x2="3.811cm" svg:y2="10.196cm" draw:end-shape="id4" draw:end-glue-point="4" svg:d="M3809 9457v237h2v502" svg:viewBox="0 0 3 740">
          <text:p/>
        </draw:connector>
        <draw:line draw:style-name="gr20" draw:text-style-name="P14" draw:layer="layout" svg:x1="15.413cm" svg:y1="7.564cm" svg:x2="12.183cm" svg:y2="8.15cm">
          <text:p/>
        </draw:line>
        <draw:path draw:name="start-event-none 3" draw:style-name="gr32" draw:text-style-name="P16" draw:layer="layout" svg:width="1cm" svg:height="1cm" svg:x="11.839cm" svg:y="6.7cm" svg:viewBox="0 0 1001 1001" svg:d="M1001 500c0-276-225-500-502-500-276 0-499 224-499 500s223 501 499 501c277 0 502-225 502-501z">
          <svg:title>start-event-none</svg:title>
          <text:p text:style-name="P15"><text:span text:style-name="T4">3</text:span></text:p>
        </draw:path>
        <draw:frame draw:style-name="gr16" draw:text-style-name="P12" draw:layer="layout" svg:width="1.836cm" svg:height="1.275cm" draw:transform="rotate (0.0872664625997165) translate (13.122cm 7.162cm)">
          <draw:text-box>
            <text:p text:style-name="P11"><text:span text:style-name="T3">FIN</text:span></text:p>
          </draw:text-box>
        </draw:frame>
        <draw:line draw:style-name="gr19" draw:text-style-name="P14" draw:layer="layout" svg:x1="12.065cm" svg:y1="9.419cm" svg:x2="15.288cm" svg:y2="10.357cm">
          <text:p/>
        </draw:line>
        <draw:frame draw:style-name="gr24" draw:text-style-name="P13" draw:layer="layout" svg:width="3.969cm" svg:height="1.691cm" svg:x="6.289cm" svg:y="9.921cm">
          <draw:text-box>
            <text:p text:style-name="P11"><text:span text:style-name="T5">等待</text:span><text:span text:style-name="T5">MSL*2</text:span><text:span text:style-name="T5">的</text:span></text:p>
            <text:p text:style-name="P11"><text:span text:style-name="T5">时间后关闭连接</text:span></text:p>
          </draw:text-box>
        </draw:frame>
        <draw:frame draw:style-name="gr25" draw:text-style-name="P18" draw:layer="layout" svg:width="3.407cm" svg:height="0.963cm" svg:x="17.99cm" svg:y="8.623cm">
          <draw:text-box>
            <text:p text:style-name="P17"><text:span text:style-name="T6">等待</text:span><text:span text:style-name="T6">FIN</text:span><text:span text:style-name="T6">的</text:span><text:span text:style-name="T6">ACK</text:span></text:p>
          </draw:text-box>
        </draw:frame>
        <draw:frame draw:style-name="gr25" draw:text-style-name="P18" draw:layer="layout" svg:width="4.595cm" svg:height="0.963cm" svg:x="16.691cm" svg:y="6.024cm">
          <draw:text-box>
            <text:p text:style-name="P17"><text:span text:style-name="T6">等待</text:span><text:span text:style-name="T6">APP</text:span><text:span text:style-name="T6">完成剩余工作</text:span></text:p>
          </draw:text-box>
        </draw:frame>
        <draw:frame draw:style-name="gr25" draw:text-style-name="P18" draw:layer="layout" svg:width="2.634cm" svg:height="0.963cm" svg:x="19.192cm" svg:y="2.825cm">
          <draw:text-box>
            <text:p text:style-name="P17"><text:span text:style-name="T6">正常工作</text:span></text:p>
          </draw:text-box>
        </draw:frame>
        <draw:frame draw:style-name="gr25" draw:text-style-name="P18" draw:layer="layout" svg:width="4.965cm" svg:height="0.963cm" svg:x="5.792cm" svg:y="4.225cm">
          <draw:text-box>
            <text:p text:style-name="P17"><text:span text:style-name="T6">等待服务端的</text:span><text:span text:style-name="T6">ACK</text:span><text:span text:style-name="T6">和</text:span><text:span text:style-name="T6">FIN</text:span></text:p>
          </draw:text-box>
        </draw:frame>
        <draw:frame draw:style-name="gr25" draw:text-style-name="P18" draw:layer="layout" svg:width="3.578cm" svg:height="0.963cm" svg:x="5.793cm" svg:y="6.526cm">
          <draw:text-box>
            <text:p text:style-name="P17"><text:span text:style-name="T6">等待服务端的</text:span><text:span text:style-name="T6">FIN</text:span></text:p>
          </draw:text-box>
        </draw:frame>
        <presentation:notes draw:style-name="dp2">
          <draw:page-thumbnail draw:style-name="gr33" draw:layer="layout" svg:width="19.798cm" svg:height="11.136cm" svg:x="0.6cm" svg:y="2.257cm" draw:page-number="1" presentation:class="page"/>
          <draw:frame presentation:style-name="pr1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8" draw:display-name="Arrowheads 8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8T17:13:32.505362895</meta:creation-date>
    <dc:date>2024-06-19T10:02:14.843883621</dc:date>
    <meta:editing-duration>PT2H44M32S</meta:editing-duration>
    <meta:editing-cycles>7</meta:editing-cycles>
    <meta:generator>LibreOffice/24.2.3.2$Linux_X86_64 LibreOffice_project/420$Build-2</meta:generator>
    <meta:document-statistic meta:object-count="69"/>
  </office:meta>
</office:document-meta>
</file>